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table" style:name="a798c63">
      <style:table-properties style:width="6.693in" table:align="margins"/>
    </style:style>
    <style:style style:family="table-column" style:name="a557c48">
      <style:table-column-properties style:column-width="1.3386in" style:rel-column-width="13107*"/>
    </style:style>
    <style:style style:family="table-cell" style:name="a791cee">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415db4">
      <style:table-cell-properties fo:border="0.1pt solid #000000" fo:border-bottom="0.0007in solid #000000" fo:border-left="0.0007in solid #000000" fo:border-right="none" fo:border-top="none" fo:padding="0.0382in"/>
    </style:style>
    <style:style style:family="table-cell" style:name="ab4f742">
      <style:table-cell-properties fo:border="0.0007in solid #000000" fo:padding="0.0382in"/>
    </style:style>
    <style:style style:family="table-cell" style:name="a7b6d4d">
      <style:table-cell-properties fo:border="0.0007in solid #000000" fo:border-bottom="0.0007in solid #000000" fo:border-top="none" fo:padding="0.0382in"/>
    </style:style>
    <style:style style:family="table-cell" style:name="a55f8c6">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e589b1">
      <style:table-cell-properties fo:border="0.1pt solid #000000" fo:border-bottom="0.0007in solid #000000" fo:border-left="0.0007in solid #000000" fo:border-right="none" fo:border-top="none" fo:padding="0.0382in"/>
    </style:style>
    <style:style style:family="table-cell" style:name="a1e84ad">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612ed0">
      <style:table-cell-properties fo:border="0.1pt solid #000000" fo:border-bottom="0.0007in solid #000000" fo:border-left="0.0007in solid #000000" fo:border-right="none" fo:border-top="none" fo:padding="0.0382in"/>
    </style:style>
    <style:style style:family="table-cell" style:name="a5e474a">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8f5d7d">
      <style:table-cell-properties fo:border="0.1pt solid #000000" fo:border-bottom="0.0007in solid #000000" fo:border-left="0.0007in solid #000000" fo:border-right="none" fo:border-top="none" fo:padding="0.0382in"/>
    </style:style>
    <style:style style:family="table-cell" style:name="a435df9">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845a47">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0f553d">
      <style:table-cell-properties fo:border="0.1pt solid #000000" fo:border-bottom="0.0007in solid #000000" fo:border-left="0.0007in solid #000000" fo:border-right="none" fo:border-top="0.0007in solid #000000" fo:padding="0.0382in"/>
      <style:text-properties fo:color="#000000" fo:font-size="8.0pt" fo:font-weight="bold" style:font-name="Arial"/>
    </style:style>
    <style:style style:family="table-cell" style:name="a84ee5c">
      <style:table-cell-properties fo:border="0.1pt solid #000000"/>
      <style:text-properties fo:color="#000000" fo:font-size="8.0pt" fo:font-weight="bold" style:font-name="Arial"/>
    </style:style>
    <style:style style:family="table-cell" style:name="a3f5626">
      <style:table-cell-properties fo:border="0.1pt solid #000000" fo:border-bottom="0.0007in solid #000000" fo:border-left="0.0007in solid #000000" fo:border-right="none" fo:border-top="none" fo:padding="0.0382in"/>
    </style:style>
    <style:style style:family="table-cell" style:name="a122e99">
      <style:table-cell-properties fo:border="0.1pt solid #000000" fo:border-bottom="0.0007in solid #000000" fo:border-left="0.0007in solid #000000" fo:border-right="none" fo:border-top="none" fo:padding="0.0382in"/>
    </style:style>
    <style:style style:family="table-cell" style:name="a9ef714">
      <style:table-cell-properties fo:border="0.1pt solid #000000" fo:border-bottom="0.0007in solid #000000" fo:border-left="0.0007in solid #000000" fo:border-right="none" fo:border-top="none" fo:padding="0.0382in"/>
    </style:style>
    <style:style style:family="table-cell" style:name="acc7a1d">
      <style:table-cell-properties fo:border="0.1pt solid #000000"/>
    </style:style>
    <style:style style:family="table-cell" style:name="ac3b366">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7fa2e3">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750a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3e484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8af78">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2a949c">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ff0c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140bc0">
      <style:table-cell-properties fo:border="0.1pt solid #000000"/>
      <style:text-properties fo:color="#000000" fo:font-size="8.0pt" style:font-name="Arial"/>
    </style:style>
    <style:style style:family="table-cell" style:name="afbb8d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e2b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4cea6d">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e77e62">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3be9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dc9d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7d5ee">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cf3166">
      <style:table-cell-properties fo:border="0.1pt solid #000000"/>
      <style:text-properties fo:color="#000000" fo:font-size="8.0pt" style:font-name="Arial"/>
    </style:style>
    <style:style style:family="table-cell" style:name="a54117a">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ab2d64">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d9e3fb">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6dcbb5">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8da327">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f58a00">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996c51">
      <style:table-cell-properties fo:border="0.1pt solid #000000" fo:border-bottom="0.0007in solid #000000" fo:border-left="0.0007in solid #000000" fo:border-right="none" fo:border-top="none" fo:padding="0.0382in"/>
      <style:text-properties fo:color="#000000" fo:font-size="8.0pt" style:font-name="Arial"/>
    </style:style>
    <style:style style:family="table-cell" style:name="a5530b7">
      <style:table-cell-properties fo:border="0.1pt solid #000000"/>
      <style:text-properties fo:color="#000000" fo:font-size="8.0pt" style:font-name="Ari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a798c63">
        <table:table-column table:number-columns-repeated="5" table:style-name="a557c48"/>
        <table:table-column table:style-name="a557c48"/>
        <table:table-column table:style-name="a557c48"/>
        <table:table-column table:style-name="a557c48"/>
        <table:table-row>
          <table:table-cell table:style-name="a435df9">
            <text:p>Nr.</text:p>
          </table:table-cell>
          <table:table-cell table:style-name="a845a47">
            <text:p>Type</text:p>
          </table:table-cell>
          <table:table-cell table:style-name="a0f553d">
            <text:p>Navn</text:p>
          </table:table-cell>
          <table:table-cell table:style-name="a791cee">
            <text:p>cpr</text:p>
          </table:table-cell>
          <table:table-cell table:style-name="a55f8c6">
            <text:p>Læge</text:p>
          </table:table-cell>
          <table:table-cell table:style-name="a1e84ad">
            <text:p>Tiltrædes af</text:p>
          </table:table-cell>
          <table:table-cell table:style-name="a5e474a">
            <text:p>Erklæring afgivet</text:p>
          </table:table-cell>
          <table:table-cell table:style-name="a84ee5c">
            <text:p>Psykolog</text:p>
          </table:table-cell>
        </table:table-row>
        <table:table-row>
          <table:table-cell table:style-name="a3f5626"/>
          <table:table-cell table:style-name="a122e99"/>
          <table:table-cell table:style-name="a9ef714"/>
          <table:table-cell table:style-name="a415db4"/>
          <table:table-cell table:style-name="ae589b1"/>
          <table:table-cell table:style-name="a612ed0"/>
          <table:table-cell table:style-name="a8f5d7d"/>
          <table:table-cell table:style-name="acc7a1d"/>
        </table:table-row>
        <table:table-row>
          <table:table-cell table:style-name="ac3b366">
            <text:p>84</text:p>
          </table:table-cell>
          <table:table-cell table:style-name="a7fa2e3">
            <text:p>PS</text:p>
          </table:table-cell>
          <table:table-cell table:style-name="a8750ae">
            <text:p>sdafsadf sadfsadfadsf</text:p>
          </table:table-cell>
          <table:table-cell table:style-name="a3e484e">
            <text:p>3423432423</text:p>
          </table:table-cell>
          <table:table-cell table:style-name="aa8af78">
            <text:p/>
          </table:table-cell>
          <table:table-cell table:style-name="a2a949c">
            <text:p/>
          </table:table-cell>
          <table:table-cell table:style-name="adff0cb">
            <text:p>Afsluttet</text:p>
          </table:table-cell>
          <table:table-cell table:style-name="a140bc0">
            <text:p/>
          </table:table-cell>
        </table:table-row>
        <table:table-row>
          <table:table-cell table:style-name="afbb8d2">
            <text:p>85</text:p>
          </table:table-cell>
          <table:table-cell table:style-name="aae2b00">
            <text:p>PS</text:p>
          </table:table-cell>
          <table:table-cell table:style-name="a4cea6d">
            <text:p>fdsfdsaf sadfsadf</text:p>
          </table:table-cell>
          <table:table-cell table:style-name="ae77e62">
            <text:p>1231232131</text:p>
          </table:table-cell>
          <table:table-cell table:style-name="af3be9b">
            <text:p/>
          </table:table-cell>
          <table:table-cell table:style-name="afdc9d0">
            <text:p/>
          </table:table-cell>
          <table:table-cell table:style-name="af7d5ee">
            <text:p>Afsluttet</text:p>
          </table:table-cell>
          <table:table-cell table:style-name="acf3166">
            <text:p/>
          </table:table-cell>
        </table:table-row>
        <table:table-row>
          <table:table-cell table:style-name="a54117a">
            <text:p>86</text:p>
          </table:table-cell>
          <table:table-cell table:style-name="aab2d64">
            <text:p>PS</text:p>
          </table:table-cell>
          <table:table-cell table:style-name="ad9e3fb">
            <text:p>fdsafdsaf sadfasdfdsa</text:p>
          </table:table-cell>
          <table:table-cell table:style-name="a6dcbb5">
            <text:p>1231231231</text:p>
          </table:table-cell>
          <table:table-cell table:style-name="a8da327">
            <text:p/>
          </table:table-cell>
          <table:table-cell table:style-name="af58a00">
            <text:p/>
          </table:table-cell>
          <table:table-cell table:style-name="a996c51">
            <text:p>Afsluttet</text:p>
          </table:table-cell>
          <table:table-cell table:style-name="a5530b7">
            <text:p/>
          </table:table-cell>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fhp</dc:creator>
    <dc:date>2021-09-30T13:32:08</dc:date>
    <meta:editing-cycles>1</meta:editing-cycles>
    <meta:editing-duration>PT0.613S</meta:editing-duration>
    <meta:initial-creator>fhp</meta:initial-creator>
    <meta:creation-date>2021-09-30T13:32:07</meta:creation-date>
    <dc:language>en</dc:language>
  </office:meta>
</office:document-meta>
</file>